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1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8.563cm"/>
    </style:style>
    <style:style style:name="pr5" style:family="presentation" style:parent-style-name="Padrão-subtitle">
      <style:graphic-properties draw:fill-color="#ffffff" fo:min-height="18.963cm"/>
    </style:style>
    <style:style style:name="P1" style:family="paragraph">
      <loext:graphic-properties draw:fill-color="#ffffff"/>
      <style:text-properties fo:font-size="16pt" style:font-size-asian="16pt" style:font-size-complex="16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9.163cm" svg:x="1.4cm" svg:y="0.837cm" presentation:class="subtitle" presentation:user-transformed="true">
          <draw:text-box>
            <text:p><text:span text:style-name="T1">Você Mais Deus</text:span></text:p>
            <text:p><text:span text:style-name="T2">Dama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3" draw:layer="layout" svg:width="25.199cm" svg:height="19.163cm" svg:x="1.4cm" svg:y="0.837cm" presentation:class="subtitle" presentation:user-transformed="true">
          <draw:text-box>
            <text:p><text:span text:style-name="T3">Disseram pra você que</text:span></text:p>
            <text:p><text:span text:style-name="T3">não tem jeito não</text:span></text:p>
            <text:p><text:span text:style-name="T3">A tua esperança já está no chão</text:span></text:p>
            <text:p><text:span text:style-name="T3">Os inimigos já riram de ti</text:span></text:p>
            <text:p><text:span text:style-name="T3">Alguém falou que este era o teu fim</text:span></text:p>
            <text:p><text:span text:style-name="T3">Disseram que a tua história termino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4" draw:text-style-name="P3" draw:layer="layout" svg:width="25.199cm" svg:height="18.563cm" svg:x="1.4cm" svg:y="0.837cm" presentation:class="subtitle" presentation:user-transformed="true">
          <draw:text-box>
            <text:p><text:span text:style-name="T3">Você já fez de tudo pra se levantar</text:span></text:p>
            <text:p><text:span text:style-name="T3">Mais tudo deu errado e ai você está</text:span></text:p>
            <text:p><text:span text:style-name="T3">Em meio a este vale na escuridão</text:span></text:p>
            <text:p><text:span text:style-name="T3">Só Deus conhece a</text:span></text:p>
            <text:p><text:span text:style-name="T3">dor desse teu coração</text:span></text:p>
            <text:p><text:span text:style-name="T3">Você não tem palavras</text:span></text:p>
            <text:p><text:span text:style-name="T3">mais nem pra or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5" draw:text-style-name="P3" draw:layer="layout" svg:width="26cm" svg:height="18.963cm" svg:x="1.2cm" svg:y="0.837cm" presentation:class="subtitle" presentation:user-transformed="true">
          <draw:text-box>
            <text:p><text:span text:style-name="T3">Mas hoje Deus vai dar</text:span></text:p>
            <text:p><text:span text:style-name="T3">um basta nesse vento</text:span></text:p>
            <text:p><text:span text:style-name="T3">Esse mar vai se acalmar</text:span></text:p>
            <text:p><text:span text:style-name="T3">Ele contempla a sua</text:span></text:p>
            <text:p><text:span text:style-name="T3">dor seu sofrimento</text:span></text:p>
            <text:p><text:span text:style-name="T3">Chegou o tempo</text:span></text:p>
            <text:p><text:span text:style-name="T3">de cantar, de cant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1" draw:text-style-name="P5" draw:layer="layout" svg:width="25.199cm" svg:height="19.163cm" svg:x="1.4cm" svg:y="0.838cm" presentation:class="subtitle" presentation:user-transformed="true">
          <draw:text-box>
            <text:p text:style-name="P4"><text:span text:style-name="T4">Este vento Deus vai repreender</text:span></text:p>
            <text:p text:style-name="P4"><text:span text:style-name="T4">As barreiras hoje vão se romper</text:span></text:p>
            <text:p text:style-name="P4"><text:span text:style-name="T4">A vitória já é sua pode acreditar</text:span></text:p>
            <text:p text:style-name="P4"><text:span text:style-name="T4">Deus já decretou na glória</text:span></text:p>
            <text:p text:style-name="P4"><text:span text:style-name="T4">comece a louvar</text:span></text:p>
            <text:p text:style-name="P4"><text:span text:style-name="T4">Você falou que estava</text:span></text:p>
            <text:p text:style-name="P4"><text:span text:style-name="T4">só em meio a multidão</text:span></text:p>
            <text:p text:style-name="P4"><text:span text:style-name="T4">Mais o senhor tem te guardado</text:span></text:p>
            <text:p text:style-name="P4"><text:span text:style-name="T4">na palma da mão</text:span></text:p>
            <text:p text:style-name="P4"><text:span text:style-name="T4">E quem falou que você jamais venceria</text:span></text:p>
            <text:p text:style-name="P4"><text:span text:style-name="T4">Vai saber que um mais Deus é maioria</text:span></text:p>
            <text:p text:style-name="P4"><text:span text:style-name="T4">Você mais Deus é maior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4" draw:text-style-name="P3" draw:layer="layout" svg:width="25.199cm" svg:height="18.563cm" svg:x="1.4cm" svg:y="0.837cm" presentation:class="subtitle" presentation:user-transformed="true">
          <draw:text-box>
            <text:p><text:span text:style-name="T3">Eu posso ver o inimigo correndo</text:span></text:p>
            <text:p><text:span text:style-name="T3">E pela fé já vejo anjos descendo</text:span></text:p>
            <text:p><text:span text:style-name="T3">É hoje o dia pode comemorar</text:span></text:p>
            <text:p><text:span text:style-name="T3">Tua vitória acabou de chegar</text:span></text:p>
            <text:p><text:span text:style-name="T3">E quem falou que esse era teu fim</text:span></text:p>
            <text:p><text:span text:style-name="T3">Vai contemplar a mão</text:span></text:p>
            <text:p><text:span text:style-name="T3">de Deus sobre ti</text:span></text:p>
            <text:p><text:span text:style-name="T3">Em tua mesa vai</text:span></text:p>
            <text:p><text:span text:style-name="T3">ter que se assentar</text:span></text:p>
            <text:p><text:span text:style-name="T3">A tua história hoje Deus vai mud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3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5T17:14:56.687000000</meta:creation-date>
    <dc:date>2017-01-07T12:08:07.558912696</dc:date>
    <meta:editing-duration>PT4M44S</meta:editing-duration>
    <meta:editing-cycles>6</meta:editing-cycles>
    <meta:generator>LibreOffice/5.2.4.2.1$Linux_X86_64 LibreOffice_project/20m0$Build-2</meta:generator>
    <meta:document-statistic meta:object-count="39"/>
  </office:meta>
</office:document-meta>
</file>